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style:font-name="Georgia" fo:font-size="14pt" style:font-size-asian="14pt" style:font-size-complex="14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text-align="center"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Get On The Wrong Side Of God!</text:p>
      <text:p text:style-name="P3"/>
      <text:p text:style-name="P2"><text:span text:style-name="T1">Read:</text:span> Matthew 16:21-23; 26:31-41 &amp; 57-75</text:p>
      <text:p text:style-name="P2"><text:s/></text:p>
      <text:p text:style-name="P2"><text:span text:style-name="T1">Text:</text:span> Matthew 26:23 “…He that dippeth his hand with me in the dish, the same shall betray me.”</text:p>
      <text:p text:style-name="P2"/>
      <text:p text:style-name="P2"><text:span text:style-name="T1">Introduction:</text:span> Peter is considered a saint by most people. He is a strong leader who was the first to publicly declare that Jesus is the Son of God. He is brash and bold and unafraid of anything. How is it that he comes to get on the wrong side of God? How is it that we might get there?</text:p>
      <text:p text:style-name="P2"/>
      <text:p text:style-name="P2"><text:span text:style-name="T1">I. He was too quick to speak: </text:span>Jesus is telling the disciples about future events when Peter interrupts in Matthew 16:22 “Then Peter took him, and began to rebuke him, saying, Be it far from thee, Lord: this shall not be unto thee.” Ten chapters later we read about Peter, twice, disagreeing with Christ: Matthew 26:33 “Peter answered and said unto him, Though all men shall be offended because of thee, yet will I never be offended.” Matthew 26:35 “Peter said unto him, Though I should die with thee, yet will I not deny thee…” </text:p>
      <text:p text:style-name="P2"><text:s text:c="2"/>Could I interject a thought here? <text:span text:style-name="T2">Whenever you find yourself in disagreement with God; shut up</text:span>! If God tells you something that is disturbing about yourself then stop and think for a minute or two. Remember who is speaking and answer very carefully. </text:p>
      <text:p text:style-name="P2"><text:s text:c="2"/>In any conversation the quick answer is rarely the wise answer.</text:p>
      <text:p text:style-name="P2"/>
      <text:p text:style-name="P2"><text:span text:style-name="T1">II. He was too stubborn to learn:</text:span> Peters denial of the disturbing things that Christ had told him brought along a stubborn streak that would not allow him to learn his lesson. In Matthew 16:23 Jesus tells Peter: “…Get thee behind me, Satan: thou art an offence unto me: for thou savourest not the things that be of God, but those that be of men.”</text:p>
      <text:p text:style-name="P2"><text:s text:c="2"/>Jesus (looking at Peter) calls him Satan, and Peter doesn’t get it. He is so caught up in the argument that he doesn’t realize what Jesus has said. He never responds to the charge that he is completely out of touch with what is important to God. </text:p>
      <text:p text:style-name="P2"><text:s text:c="2"/>In Matthew 26:75 after three times of denying his savior the scripture says: “And Peter remembered the word of Jesus…And he went out, and wept bitterly.”</text:p>
      <text:p text:style-name="P2"/>
      <text:p text:style-name="P2"><text:span text:style-name="T1">III. He was too tired to pray:</text:span> I have often told people who suffer from insomnia that they just need to lay there and pray. If you are praying or reading scripture then the devil will put you to sleep. In the 40th verse we read: “And he cometh unto the disciples, and findeth them asleep, and saith unto Peter, What, could ye not watch with me one hour?” Have you ever known of a couple of lovebirds who sit up most or all of the night just talking? What is it; that can keep a man paying attention to a woman for such an amount of time? Could it be that he is actually in love? </text:p>
      <text:p text:style-name="P2"><text:s text:c="2"/>Sometimes being awake can save your life. What do you do if you find yourself drifting off while you drive? How do you keep yourself awake? Perhaps you put the cruise control on and just take a nap. That is a great way to get your name in the papers.</text:p>
      <text:p text:style-name="P2"/>
      <text:p text:style-name="P2"><text:span text:style-name="T1">IV. <text:s/>He was too careless to watch:</text:span> Mark 14:54 says: “And Peter followed him afar off, even into the palace of the high priest: and he sat with the servants, and warmed himself at the fire.” Peter was far behind Jesus and he chose to remain close to those who were servants of the enemies of Christ. Isn’t this the same man who just hours before had declared: “Though all men shall be offended because of thee, yet will I never be offended?”</text:p>
      <text:p text:style-name="P2"><text:s text:c="2"/>Think of the events of the night so far: Peter loudly proclaims his loyalty in front of all the disciples and is rebuked by Christ. He is once again called to account when he falls asleep in prayer. He slices off the ear of a bystander when the soldiers come to arrest Christ and is told to put his sword away. He follows the mob that has arrested Christ but stops short of going in to render help in the defense of Jesus. He is challenged by a mere maid and (cowardly) denies that he knows Christ. Another maiden challenges and he swears that he doesn’t know him. Don’t you think, at this point that you might say, to yourself, “Hey I’d better watch out or Jesus might be right about me. I might not be as strong man as I thought I was.” Peter was too careless to watch and so he denies Christ for the third time before the sound of the cock crowing finds its' way to his ears.</text:p>
      <text:p text:style-name="P2"/>
      <text:p text:style-name="P2"><text:span text:style-name="T1">Conclude:</text:span> One could look at this story and conclude that perhaps Peter just didn’t want to follow Christ. He was participating in self- destructive behavior. He was ignoring the warnings of Christ and he didn’t seem to care at all. It seems that he is trying to get on the wrong side of the savior. I believe that he sincerely assumed that he was stronger in his faith than the reality of the situation revealed.</text:p>
      <text:p text:style-name="P2"><text:s text:c="2"/>I wonder if people could look at the way that you or I am living and come to a similar conclusion? <text:s/>Am I too quick to speak, too stubborn to learn, too tired to pray or too careless to watch?</text:p>
      <text:p text:style-name="P2"><text:s text:c="2"/>It is critical that we know Christ as our savior but that is only the first step. We need to develop our faith, till it is strong enough to endure the hard times that are coming for the saints of God in America.</text:p>
      <text:p text:style-name="P2"><text:s text:c="2"/>ALTAR C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ow To Get On The Wrong Side Of God</dc:title>
    <meta:initial-creator>Joel Tice</meta:initial-creator>
    <meta:creation-date>2008-05-10T21:06:00</meta:creation-date>
    <dc:creator>j </dc:creator>
    <dc:date>2020-06-05T22:35:15.91</dc:date>
    <meta:editing-cycles>5</meta:editing-cycles>
    <meta:editing-duration>PT9H16M59S</meta:editing-duration>
    <meta:generator>OpenOffice/4.1.3$Win32 OpenOffice.org_project/413m1$Build-9783</meta:generator>
    <meta:document-statistic meta:table-count="0" meta:image-count="0" meta:object-count="0" meta:page-count="1" meta:paragraph-count="19" meta:word-count="961" meta:character-count="5033"/>
  </office:meta>
</office:document-meta>
</file>